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8_2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Mrs. Elias P. Levy, Mrs. Samuel Hart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14 Nissan 5611</text:p>
      <text:p text:style-name="P2">Date (derived from Gregorian calendar)<text:tab/>March 1851</text:p>
      <text:p text:style-name="P2">Month<text:tab/><text:tab/><text:tab/><text:tab/><text:tab/><text:tab/>March</text:p>
      <text:p text:style-name="P2">Year<text:tab/><text:tab/><text:tab/><text:tab/><text:tab/><text:tab/>1851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is also available in Box 19, FF 5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4">1851/</text:p>
      <text:p text:style-name="P2">The undersigned in behalf of/ a number of Ladies of our/ congregation beg your acceptance/ of the accompanying ministerial/ garments as a mark of their regard/ and esteem with their best wishes/ that your connexion with us may/ continue for many years with mutu=/=al satisfaction and pleasure to all/</text:p>
      <text:p text:style-name="P2"><text:tab/>Mrs Elias P Levy/</text:p>
      <text:p text:style-name="P2"><text:tab/>Mrs Samuel Hart/</text:p>
      <text:p text:style-name="P2">To the Revd. S. Morais/</text:p>
      <text:p text:style-name="P2"><text:tab/>Philadelphia/</text:p>
      <text:p text:style-name="P2"><text:span text:style-name="T1"><text:tab/>14</text:span><text:span text:style-name="T2">th</text:span><text:span text:style-name="T1"> day of Nissan/</text:span></text:p>
      <text:p text:style-name="P2"><text:tab/><text:tab/><text:tab/>5611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16T13:23:00</meta:creation-date>
    <dc:date>2012-03-15T14:07:04.71</dc:date>
    <dc:language>en-US</dc:language>
    <meta:editing-cycles>3</meta:editing-cycles>
    <meta:editing-duration>PT00H07M56S</meta:editing-duration>
    <meta:document-statistic meta:table-count="0" meta:image-count="0" meta:object-count="0" meta:page-count="2" meta:paragraph-count="69" meta:word-count="255" meta:character-count="1761"/>
    <dc:creator>Penn Libraries</dc:creator>
    <meta:user-defined meta:name="Info 1"/>
    <meta:user-defined meta:name="Info 2"/>
    <meta:user-defined meta:name="Info 3"/>
    <meta:user-defined meta:name="Info 4"/>
  </office:meta>
</office:document-meta>
</file>